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0">
            <text:p>0</text:p>
          </table:table-cell>
          <table:table-cell table:style-name="ce73" table:formula="of:=COUNTIF([.N$7:.N$965];[.$L1])" office:value-type="float" office:value="0">
            <text:p>0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0">
            <text:p>0</text:p>
          </table:table-cell>
          <table:table-cell table:style-name="ce73" table:formula="of:=COUNTIF([.N$7:.N$965];[.$L5])" office:value-type="float" office:value="0">
            <text:p>0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1.00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 table:number-columns-repeated="8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0">
            <text:p>0</text:p>
          </table:table-cell>
          <table:table-cell table:style-name="ce73" table:formula="of:=COUNTIF([.N$7:.N$980];[.$L1])" office:value-type="float" office:value="0">
            <text:p>0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1.00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 table:number-columns-repeated="8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 table:number-columns-repeated="8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7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1.00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>
            <text:p>hang.nguyen</text:p>
          </table:table-cell>
          <table:table-cell table:style-name="ce75" table:number-columns-repeated="7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41" table:default-cell-style-name="ce187"/>
        <table:table-column table:style-name="co42" table:default-cell-style-name="ce187"/>
        <table:table-column table:style-name="co43" table:default-cell-style-name="ce187"/>
        <table:table-column table:style-name="co44" table:default-cell-style-name="ce187"/>
        <table:table-column table:style-name="co45" table:default-cell-style-name="ce187"/>
        <table:table-column table:style-name="co8" table:default-cell-style-name="ce187"/>
        <table:table-row table:style-name="ro1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196">
            <text:p>IE7</text:p>
          </table:table-cell>
          <table:table-cell table:style-name="ce196">
            <text:p>FireFox3.5</text:p>
          </table:table-cell>
          <table:table-cell table:style-name="ce196">
            <text:p>Comment/Bug</text:p>
          </table:table-cell>
          <table:table-cell table:style-name="ce196" table:number-columns-repeated="1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1.00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4">
          <table:table-cell table:style-name="ce175" office:value-type="float" office:value="2">
            <text:p>2.00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 table:number-columns-repeated="5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1.00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 table:number-columns-repeated="5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1.00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7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48:04</dc:date>
    <meta:print-date>2008-06-17T00:45:47</meta:print-date>
    <dc:language>en-US</dc:language>
    <meta:editing-cycles>1060</meta:editing-cycles>
    <meta:editing-duration>PT371H27M38S</meta:editing-duration>
    <dc:creator>exoplatform </dc:creator>
    <meta:document-statistic meta:table-count="7" meta:cell-count="822" meta:object-count="1"/>
    <meta:user-defined meta:name="Info 1"/>
    <meta:user-defined meta:name="Info 2"/>
    <meta:user-defined meta:name="Info 3"/>
    <meta:user-defined meta:name="Info 4"/>
  </office:meta>
</office:document-meta>
</file>